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5.75cm" fo:min-width="35.5cm"/>
    </style:style>
    <style:style style:name="gr2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6cm" fo:min-width="9.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3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4cm" fo:min-width="0cm"/>
      <style:paragraph-properties style:writing-mode="lr-tb"/>
    </style:style>
    <style:style style:name="gr8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4.25cm" fo:min-width="9.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8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gr11" style:family="graphic" style:parent-style-name="standard">
      <style:graphic-properties svg:stroke-color="#81d41a" draw:fill-color="#000000" draw:textarea-vertical-align="middle"/>
    </style:style>
    <style:style style:name="gr12" style:family="graphic" style:parent-style-name="standard">
      <style:graphic-properties svg:stroke-color="#ffbf00" draw:textarea-vertical-align="middle"/>
    </style:style>
    <style:style style:name="gr13" style:family="graphic" style:parent-style-name="standard">
      <style:graphic-properties svg:stroke-color="#ff0000" draw:textarea-vertical-align="middle"/>
    </style:style>
    <style:style style:name="gr14" style:family="graphic" style:parent-style-name="standard">
      <style:graphic-properties svg:stroke-color="#2a6099" draw:textarea-vertical-align="middle"/>
    </style:style>
    <style:style style:name="gr15" style:family="graphic" style:parent-style-name="standard">
      <style:graphic-properties svg:stroke-color="#6b5e9b" draw:fill-color="#000000" draw:textarea-vertical-align="middle"/>
    </style:style>
    <style:style style:name="gr16" style:family="graphic" style:parent-style-name="standard">
      <style:graphic-properties svg:stroke-color="#ff8000" draw:fill-color="#000000" draw:textarea-vertical-align="middle"/>
    </style:style>
    <style:style style:name="gr17" style:family="graphic" style:parent-style-name="standard">
      <style:graphic-properties svg:stroke-color="#000000" draw:fill-color="#000000" draw:textarea-vertical-align="middle"/>
    </style:style>
    <style:style style:name="gr18" style:family="graphic" style:parent-style-name="standard">
      <style:graphic-properties svg:stroke-color="#ff0000" draw:fill-color="#000000" draw:textarea-vertical-align="middle"/>
    </style:style>
    <style:style style:name="gr19" style:family="graphic" style:parent-style-name="standard">
      <style:graphic-properties svg:stroke-color="#2a6099" draw:fill-color="#000000" draw:textarea-vertical-align="middle"/>
    </style:style>
    <style:style style:name="gr20" style:family="graphic" style:parent-style-name="standard">
      <style:graphic-properties svg:stroke-color="#55308d" draw:fill-color="#000000" draw:textarea-vertical-align="middle"/>
    </style:style>
    <style:style style:name="gr21" style:family="graphic" style:parent-style-name="standard">
      <style:graphic-properties svg:stroke-color="#bf0041" draw:fill-color="#000000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36cm" svg:height="26cm" svg:x="3.25cm" svg:y="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25cm" svg:height="6.25cm" svg:x="17.777cm" svg:y="4.25cm">
          <text:p/>
          <draw:enhanced-geometry svg:viewBox="0 0 21600 21600" draw:type="rectangle" draw:enhanced-path="M 0 0 L 21600 0 21600 21600 0 21600 0 0 Z N"/>
        </draw:custom-shape>
        <draw:frame draw:style-name="gr3" draw:text-style-name="P2" xml:id="id2" draw:id="id2" draw:layer="layout" svg:width="2.277cm" svg:height="0.962cm" svg:x="17.5cm" svg:y="4.5cm">
          <draw:text-box>
            <text:p>&gt;clk</text:p>
          </draw:text-box>
        </draw:frame>
        <draw:frame draw:style-name="gr4" draw:text-style-name="P2" xml:id="id4" draw:id="id4" draw:layer="layout" svg:width="2.277cm" svg:height="0.962cm" svg:x="17.5cm" svg:y="5.288cm">
          <draw:text-box>
            <text:p>&gt;ce</text:p>
          </draw:text-box>
        </draw:frame>
        <draw:frame draw:style-name="gr5" draw:text-style-name="P2" xml:id="id6" draw:id="id6" draw:layer="layout" svg:width="2.75cm" svg:height="1cm" svg:x="17.527cm" svg:y="6cm">
          <draw:text-box>
            <text:p>&gt;modo</text:p>
          </draw:text-box>
        </draw:frame>
        <draw:frame draw:style-name="gr6" draw:text-style-name="P2" xml:id="id8" draw:id="id8" draw:layer="layout" svg:width="2.75cm" svg:height="0.962cm" svg:x="17.527cm" svg:y="6.827cm">
          <draw:text-box>
            <text:p>&gt;reset</text:p>
          </draw:text-box>
        </draw:frame>
        <draw:frame draw:style-name="gr7" draw:text-style-name="P2" xml:id="id10" draw:id="id10" draw:layer="layout" svg:width="5.527cm" svg:height="1.134cm" svg:x="17.5cm" svg:y="7.616cm">
          <draw:text-box>
            <text:p>&gt;sw_alarm_on</text:p>
          </draw:text-box>
        </draw:frame>
        <draw:frame draw:style-name="gr3" draw:text-style-name="P2" xml:id="id12" draw:id="id12" draw:layer="layout" svg:width="5.527cm" svg:height="0.962cm" svg:x="17.5cm" svg:y="8.538cm">
          <draw:text-box>
            <text:p>&gt;sw_alarm_reset</text:p>
          </draw:text-box>
        </draw:frame>
        <draw:frame draw:style-name="gr4" draw:text-style-name="P2" xml:id="id14" draw:id="id14" draw:layer="layout" svg:width="4.027cm" svg:height="0.962cm" svg:x="17.5cm" svg:y="9.5cm">
          <draw:text-box>
            <text:p>&gt;time_out</text:p>
          </draw:text-box>
        </draw:frame>
        <draw:frame draw:style-name="gr3" draw:text-style-name="P4" xml:id="id24" draw:id="id24" draw:layer="layout" svg:width="2.75cm" svg:height="0.962cm" svg:x="25.75cm" svg:y="4.538cm">
          <draw:text-box>
            <text:p text:style-name="P3">An[7:0]</text:p>
          </draw:text-box>
        </draw:frame>
        <draw:frame draw:style-name="gr4" draw:text-style-name="P4" xml:id="id26" draw:id="id26" draw:layer="layout" svg:width="3.054cm" svg:height="0.962cm" svg:x="25.25cm" svg:y="5.5cm">
          <draw:text-box>
            <text:p text:style-name="P3">LED[6:0]</text:p>
          </draw:text-box>
        </draw:frame>
        <draw:frame draw:style-name="gr3" draw:text-style-name="P4" xml:id="id28" draw:id="id28" draw:layer="layout" svg:width="1.277cm" svg:height="0.962cm" svg:x="26.973cm" svg:y="6.288cm">
          <draw:text-box>
            <text:p text:style-name="P3">dp</text:p>
          </draw:text-box>
        </draw:frame>
        <draw:custom-shape draw:style-name="gr2" draw:text-style-name="P1" draw:layer="layout" svg:width="10.25cm" svg:height="6.25cm" svg:x="17.777cm" svg:y="12cm">
          <text:p/>
          <draw:enhanced-geometry svg:viewBox="0 0 21600 21600" draw:type="rectangle" draw:enhanced-path="M 0 0 L 21600 0 21600 21600 0 21600 0 0 Z N"/>
        </draw:custom-shape>
        <draw:frame draw:style-name="gr4" draw:text-style-name="P2" xml:id="id15" draw:id="id15" draw:layer="layout" svg:width="2.277cm" svg:height="0.962cm" svg:x="17.527cm" svg:y="12.25cm">
          <draw:text-box>
            <text:p>&gt;clk</text:p>
          </draw:text-box>
        </draw:frame>
        <draw:frame draw:style-name="gr3" draw:text-style-name="P2" xml:id="id17" draw:id="id17" draw:layer="layout" svg:width="5cm" svg:height="0.962cm" svg:x="17.527cm" svg:y="13.038cm">
          <draw:text-box>
            <text:p>&gt;sel[2:0]</text:p>
          </draw:text-box>
        </draw:frame>
        <draw:frame draw:style-name="gr5" draw:text-style-name="P2" xml:id="id18" draw:id="id18" draw:layer="layout" svg:width="2.75cm" svg:height="1cm" svg:x="17.527cm" svg:y="13.75cm">
          <draw:text-box>
            <text:p>&gt;modo</text:p>
          </draw:text-box>
        </draw:frame>
        <draw:frame draw:style-name="gr6" draw:text-style-name="P2" xml:id="id19" draw:id="id19" draw:layer="layout" svg:width="2.75cm" svg:height="0.962cm" svg:x="17.554cm" svg:y="14.577cm">
          <draw:text-box>
            <text:p>&gt;reset</text:p>
          </draw:text-box>
        </draw:frame>
        <draw:frame draw:style-name="gr3" draw:text-style-name="P4" xml:id="id30" draw:id="id30" draw:layer="layout" svg:width="2.75cm" svg:height="0.962cm" svg:x="25.75cm" svg:y="12.327cm">
          <draw:text-box>
            <text:p text:style-name="P3">An[7:0]</text:p>
          </draw:text-box>
        </draw:frame>
        <draw:frame draw:style-name="gr3" draw:text-style-name="P4" xml:id="id31" draw:id="id31" draw:layer="layout" svg:width="2.973cm" svg:height="0.962cm" svg:x="25.277cm" svg:y="13.25cm">
          <draw:text-box>
            <text:p text:style-name="P3">LED[6:0]</text:p>
          </draw:text-box>
        </draw:frame>
        <draw:frame draw:style-name="gr3" draw:text-style-name="P4" xml:id="id32" draw:id="id32" draw:layer="layout" svg:width="1.973cm" svg:height="0.962cm" svg:x="26.277cm" svg:y="14.038cm">
          <draw:text-box>
            <text:p text:style-name="P3">EOC</text:p>
          </draw:text-box>
        </draw:frame>
        <draw:frame draw:style-name="gr3" draw:text-style-name="P4" xml:id="id34" draw:id="id34" draw:layer="layout" svg:width="1.973cm" svg:height="0.962cm" svg:x="26.277cm" svg:y="14.788cm">
          <draw:text-box>
            <text:p text:style-name="P3">EOS</text:p>
          </draw:text-box>
        </draw:frame>
        <draw:frame draw:style-name="gr3" draw:text-style-name="P4" xml:id="id35" draw:id="id35" draw:layer="layout" svg:width="1.473cm" svg:height="0.962cm" svg:x="26.777cm" svg:y="15.5cm">
          <draw:text-box>
            <text:p text:style-name="P3">OT</text:p>
          </draw:text-box>
        </draw:frame>
        <draw:frame draw:style-name="gr5" draw:text-style-name="P4" xml:id="id36" draw:id="id36" draw:layer="layout" svg:width="4.223cm" svg:height="1cm" svg:x="24.027cm" svg:y="16.25cm">
          <draw:text-box>
            <text:p text:style-name="P3">Channel[4:0]</text:p>
          </draw:text-box>
        </draw:frame>
        <draw:frame draw:style-name="gr5" draw:text-style-name="P4" xml:id="id37" draw:id="id37" draw:layer="layout" svg:width="3.527cm" svg:height="1cm" svg:x="24.723cm" svg:y="17cm">
          <draw:text-box>
            <text:p text:style-name="P3">Alarm[7:0]</text:p>
          </draw:text-box>
        </draw:frame>
        <draw:custom-shape draw:style-name="gr8" draw:text-style-name="P1" draw:layer="layout" svg:width="10.25cm" svg:height="4.5cm" svg:x="18cm" svg:y="20cm">
          <text:p/>
          <draw:enhanced-geometry svg:viewBox="0 0 21600 21600" draw:type="rectangle" draw:enhanced-path="M 0 0 L 21600 0 21600 21600 0 21600 0 0 Z N"/>
        </draw:custom-shape>
        <draw:frame draw:style-name="gr4" draw:text-style-name="P2" xml:id="id20" draw:id="id20" draw:layer="layout" svg:width="2.277cm" svg:height="0.962cm" svg:x="17.75cm" svg:y="20.25cm">
          <draw:text-box>
            <text:p>&gt;clk</text:p>
          </draw:text-box>
        </draw:frame>
        <draw:frame draw:style-name="gr3" draw:text-style-name="P2" xml:id="id21" draw:id="id21" draw:layer="layout" svg:width="5cm" svg:height="0.962cm" svg:x="17.75cm" svg:y="21.038cm">
          <draw:text-box>
            <text:p>&gt;sel[2:0]</text:p>
          </draw:text-box>
        </draw:frame>
        <draw:frame draw:style-name="gr5" draw:text-style-name="P2" draw:layer="layout" svg:width="2.75cm" svg:height="1cm" svg:x="17.75cm" svg:y="21.75cm">
          <draw:text-box>
            <text:p>&gt;alarm</text:p>
          </draw:text-box>
        </draw:frame>
        <draw:frame draw:style-name="gr6" draw:text-style-name="P2" xml:id="id22" draw:id="id22" draw:layer="layout" svg:width="2.75cm" svg:height="0.962cm" svg:x="17.777cm" svg:y="22.577cm">
          <draw:text-box>
            <text:p>&gt;reset</text:p>
          </draw:text-box>
        </draw:frame>
        <draw:frame draw:style-name="gr5" draw:text-style-name="P4" xml:id="id38" draw:id="id38" draw:layer="layout" svg:width="3.527cm" svg:height="1cm" svg:x="24.973cm" svg:y="21cm">
          <draw:text-box>
            <text:p text:style-name="P3">Leds[15:0]</text:p>
          </draw:text-box>
        </draw:frame>
        <draw:frame draw:style-name="gr5" draw:text-style-name="P4" xml:id="id39" draw:id="id39" draw:layer="layout" svg:width="4.25cm" svg:height="1cm" svg:x="24.25cm" svg:y="21.75cm">
          <draw:text-box>
            <text:p text:style-name="P3">led_rgb1[1:0]</text:p>
          </draw:text-box>
        </draw:frame>
        <draw:frame draw:style-name="gr4" draw:text-style-name="P2" xml:id="id23" draw:id="id23" draw:layer="layout" svg:width="5.5cm" svg:height="0.962cm" svg:x="17.75cm" svg:y="23.5cm">
          <draw:text-box>
            <text:p>&gt;sw_alarm_reset</text:p>
          </draw:text-box>
        </draw:frame>
        <draw:frame draw:style-name="gr5" draw:text-style-name="P4" xml:id="id41" draw:id="id41" draw:layer="layout" svg:width="4.25cm" svg:height="1cm" svg:x="24.25cm" svg:y="22.5cm">
          <draw:text-box>
            <text:p text:style-name="P3">led_rgb2[1:0]</text:p>
          </draw:text-box>
        </draw:frame>
        <draw:frame draw:style-name="gr5" draw:text-style-name="P4" xml:id="id25" draw:id="id25" draw:layer="layout" svg:width="3.054cm" svg:height="1cm" svg:x="36.75cm" svg:y="10.25cm">
          <draw:text-box>
            <text:p text:style-name="P3">An[7:0]</text:p>
          </draw:text-box>
        </draw:frame>
        <draw:frame draw:style-name="gr9" draw:text-style-name="P4" xml:id="id27" draw:id="id27" draw:layer="layout" svg:width="3.054cm" svg:height="0.962cm" svg:x="36.25cm" svg:y="11.212cm">
          <draw:text-box>
            <text:p text:style-name="P3">LED[6:0]</text:p>
          </draw:text-box>
        </draw:frame>
        <draw:frame draw:style-name="gr4" draw:text-style-name="P4" xml:id="id29" draw:id="id29" draw:layer="layout" svg:width="2.277cm" svg:height="0.962cm" svg:x="37.973cm" svg:y="12cm">
          <draw:text-box>
            <text:p text:style-name="P3">dp</text:p>
          </draw:text-box>
        </draw:frame>
        <draw:frame draw:style-name="gr10" draw:text-style-name="P4" xml:id="id33" draw:id="id33" draw:layer="layout" svg:width="3.777cm" svg:height="1.038cm" svg:x="35.946cm" svg:y="12.962cm">
          <draw:text-box>
            <text:p text:style-name="P3">Leds[15:0]</text:p>
          </draw:text-box>
        </draw:frame>
        <draw:frame draw:style-name="gr5" draw:text-style-name="P4" xml:id="id40" draw:id="id40" draw:layer="layout" svg:width="5.027cm" svg:height="1cm" svg:x="35.223cm" svg:y="13.712cm">
          <draw:text-box>
            <text:p text:style-name="P3">led_rgb1[1:0]</text:p>
          </draw:text-box>
        </draw:frame>
        <draw:frame draw:style-name="gr5" draw:text-style-name="P4" xml:id="id42" draw:id="id42" draw:layer="layout" svg:width="5.027cm" svg:height="1cm" svg:x="35.223cm" svg:y="14.462cm">
          <draw:text-box>
            <text:p text:style-name="P3">led_rgb2[1:0]</text:p>
          </draw:text-box>
        </draw:frame>
        <draw:frame draw:style-name="gr3" draw:text-style-name="P2" xml:id="id1" draw:id="id1" draw:layer="layout" svg:width="1.75cm" svg:height="0.962cm" svg:x="3.25cm" svg:y="11.25cm">
          <draw:text-box>
            <text:p>&gt;clk</text:p>
          </draw:text-box>
        </draw:frame>
        <draw:frame draw:style-name="gr3" draw:text-style-name="P2" xml:id="id3" draw:id="id3" draw:layer="layout" svg:width="1.75cm" svg:height="0.962cm" svg:x="3.25cm" svg:y="12.038cm">
          <draw:text-box>
            <text:p>&gt;ce</text:p>
          </draw:text-box>
        </draw:frame>
        <draw:frame draw:style-name="gr5" draw:text-style-name="P2" xml:id="id5" draw:id="id5" draw:layer="layout" svg:width="2.473cm" svg:height="1cm" svg:x="3.277cm" svg:y="12.75cm">
          <draw:text-box>
            <text:p>&gt;modo</text:p>
          </draw:text-box>
        </draw:frame>
        <draw:frame draw:style-name="gr6" draw:text-style-name="P2" xml:id="id7" draw:id="id7" draw:layer="layout" svg:width="2.473cm" svg:height="0.962cm" svg:x="3.277cm" svg:y="13.577cm">
          <draw:text-box>
            <text:p>&gt;reset</text:p>
          </draw:text-box>
        </draw:frame>
        <draw:frame draw:style-name="gr7" draw:text-style-name="P2" xml:id="id9" draw:id="id9" draw:layer="layout" svg:width="4.75cm" svg:height="1.134cm" svg:x="3.25cm" svg:y="14.366cm">
          <draw:text-box>
            <text:p>&gt;sw_alarm_on</text:p>
          </draw:text-box>
        </draw:frame>
        <draw:frame draw:style-name="gr3" draw:text-style-name="P2" xml:id="id11" draw:id="id11" draw:layer="layout" svg:width="5.527cm" svg:height="0.962cm" svg:x="3.25cm" svg:y="15.288cm">
          <draw:text-box>
            <text:p>&gt;sw_alarm_reset</text:p>
          </draw:text-box>
        </draw:frame>
        <draw:frame draw:style-name="gr5" draw:text-style-name="P2" xml:id="id13" draw:id="id13" draw:layer="layout" svg:width="3.5cm" svg:height="1cm" svg:x="3.25cm" svg:y="16.25cm">
          <draw:text-box>
            <text:p>&gt;time_out</text:p>
          </draw:text-box>
        </draw:frame>
        <draw:frame draw:style-name="gr3" draw:text-style-name="P2" xml:id="id16" draw:id="id16" draw:layer="layout" svg:width="3cm" svg:height="0.962cm" svg:x="3.25cm" svg:y="17.077cm">
          <draw:text-box>
            <text:p>&gt;sel[2:0]</text:p>
          </draw:text-box>
        </draw:frame>
        <draw:connector draw:style-name="gr11" draw:text-style-name="P5" draw:layer="layout" svg:x1="5cm" svg:y1="11.731cm" svg:x2="17.5cm" svg:y2="4.981cm" draw:start-shape="id1" draw:start-glue-point="1" draw:end-shape="id2" draw:end-glue-point="3" svg:d="M5000 11731h6250v-6750h6250" svg:viewBox="0 0 12501 6751">
          <text:p/>
        </draw:connector>
        <draw:connector draw:style-name="gr12" draw:text-style-name="P6" draw:layer="layout" draw:line-skew="0.875cm" svg:x1="5cm" svg:y1="12.519cm" svg:x2="17.5cm" svg:y2="5.769cm" draw:start-shape="id3" draw:start-glue-point="1" draw:end-shape="id4" draw:end-glue-point="3" svg:d="M5000 12519h7125v-6750h5375" svg:viewBox="0 0 12501 6751">
          <text:p/>
        </draw:connector>
        <draw:connector draw:style-name="gr13" draw:text-style-name="P6" draw:layer="layout" svg:x1="5.75cm" svg:y1="13.25cm" svg:x2="17.527cm" svg:y2="6.5cm" draw:start-shape="id5" draw:start-glue-point="1" draw:end-shape="id6" draw:end-glue-point="3" svg:d="M5750 13250h5889v-6750h5888" svg:viewBox="0 0 11778 6751">
          <text:p/>
        </draw:connector>
        <draw:connector draw:style-name="gr14" draw:text-style-name="P6" draw:layer="layout" draw:line-skew="-1.389cm" svg:x1="5.75cm" svg:y1="14.058cm" svg:x2="17.527cm" svg:y2="7.308cm" draw:start-shape="id7" draw:start-glue-point="1" draw:end-shape="id8" svg:d="M5750 14058h4500v-6750h7277" svg:viewBox="0 0 11778 6751">
          <text:p/>
        </draw:connector>
        <draw:connector draw:style-name="gr12" draw:text-style-name="P6" draw:layer="layout" svg:x1="8cm" svg:y1="14.933cm" svg:x2="17.5cm" svg:y2="8.183cm" draw:start-shape="id9" draw:start-glue-point="1" draw:end-shape="id10" draw:end-glue-point="3" svg:d="M8000 14933h4750v-6750h4750" svg:viewBox="0 0 9501 6751">
          <text:p/>
        </draw:connector>
        <draw:connector draw:style-name="gr15" draw:text-style-name="P5" draw:layer="layout" svg:x1="8.777cm" svg:y1="15.769cm" svg:x2="17.5cm" svg:y2="9.019cm" draw:start-shape="id11" draw:start-glue-point="1" draw:end-shape="id12" svg:d="M8777 15769h4362v-6750h4361" svg:viewBox="0 0 8724 6751">
          <text:p/>
        </draw:connector>
        <draw:connector draw:style-name="gr16" draw:text-style-name="P5" draw:layer="layout" draw:line-skew="1.5cm" svg:x1="6.75cm" svg:y1="16.75cm" svg:x2="17.5cm" svg:y2="9.981cm" draw:start-shape="id13" draw:start-glue-point="1" draw:end-shape="id14" draw:end-glue-point="3" svg:d="M6750 16750h6875v-6769h3875" svg:viewBox="0 0 10751 6770">
          <text:p/>
        </draw:connector>
        <draw:connector draw:style-name="gr11" draw:text-style-name="P5" draw:layer="layout" draw:line-skew="-0.014cm" svg:x1="5cm" svg:y1="11.731cm" svg:x2="17.527cm" svg:y2="12.731cm" draw:start-shape="id1" draw:start-glue-point="1" draw:end-shape="id15" draw:end-glue-point="3" svg:d="M5000 11731h6250v1000h6277" svg:viewBox="0 0 12528 1001">
          <text:p/>
        </draw:connector>
        <draw:connector draw:style-name="gr17" draw:text-style-name="P5" draw:layer="layout" draw:line-skew="0.111cm" svg:x1="6.25cm" svg:y1="17.558cm" svg:x2="17.527cm" svg:y2="13.519cm" draw:start-shape="id16" draw:start-glue-point="1" draw:end-shape="id17" svg:d="M6250 17558h5750v-4039h5527" svg:viewBox="0 0 11278 4040">
          <text:p/>
        </draw:connector>
        <draw:connector draw:style-name="gr18" draw:text-style-name="P5" draw:layer="layout" svg:x1="5.75cm" svg:y1="13.25cm" svg:x2="17.527cm" svg:y2="14.25cm" draw:start-shape="id5" draw:start-glue-point="1" draw:end-shape="id18" draw:end-glue-point="3" svg:d="M5750 13250h5889v1000h5888" svg:viewBox="0 0 11778 1001">
          <text:p/>
        </draw:connector>
        <draw:connector draw:style-name="gr19" draw:text-style-name="P5" draw:layer="layout" draw:line-skew="-1.402cm" svg:x1="5.75cm" svg:y1="14.058cm" svg:x2="17.554cm" svg:y2="15.058cm" draw:start-shape="id7" draw:start-glue-point="1" draw:end-shape="id19" draw:end-glue-point="3" svg:d="M5750 14058h4500v1000h7304" svg:viewBox="0 0 11805 1001">
          <text:p/>
        </draw:connector>
        <draw:connector draw:style-name="gr11" draw:text-style-name="P5" draw:layer="layout" draw:line-skew="-0.125cm" svg:x1="5cm" svg:y1="11.731cm" svg:x2="17.75cm" svg:y2="20.731cm" draw:start-shape="id1" draw:start-glue-point="1" draw:end-shape="id20" draw:end-glue-point="3" svg:d="M5000 11731h6250v9000h6500" svg:viewBox="0 0 12751 9001">
          <text:p/>
        </draw:connector>
        <draw:connector draw:style-name="gr17" draw:text-style-name="P5" draw:layer="layout" svg:x1="6.25cm" svg:y1="17.558cm" svg:x2="17.75cm" svg:y2="21.519cm" draw:start-shape="id16" draw:start-glue-point="1" draw:end-shape="id21" svg:d="M6250 17558h5750v3961h5750" svg:viewBox="0 0 11501 3962">
          <text:p/>
        </draw:connector>
        <draw:connector draw:style-name="gr19" draw:text-style-name="P5" draw:layer="layout" draw:line-skew="-1.804cm" svg:x1="17.554cm" svg:y1="15.058cm" svg:x2="17.777cm" svg:y2="23.058cm" draw:start-shape="id19" draw:start-glue-point="3" draw:end-shape="id22" draw:end-glue-point="3" svg:d="M17554 15058h-2304v8000h2527" svg:viewBox="0 0 2528 8001">
          <text:p/>
        </draw:connector>
        <draw:connector draw:style-name="gr15" draw:text-style-name="P5" draw:layer="layout" draw:line-skew="-1.25cm" svg:x1="17.5cm" svg:y1="9.019cm" svg:x2="17.75cm" svg:y2="23.981cm" draw:start-shape="id12" draw:start-glue-point="3" draw:end-shape="id23" svg:d="M17500 9019h-1750v14962h2000" svg:viewBox="0 0 2001 14963">
          <text:p/>
        </draw:connector>
        <draw:connector draw:style-name="gr17" draw:text-style-name="P5" draw:layer="layout" svg:x1="28.5cm" svg:y1="5.019cm" svg:x2="36.75cm" svg:y2="10.75cm" draw:start-shape="id24" draw:start-glue-point="1" draw:end-shape="id25" draw:end-glue-point="3" svg:d="M28500 5019h4125v5731h4125" svg:viewBox="0 0 8251 5732">
          <text:p/>
        </draw:connector>
        <draw:connector draw:style-name="gr16" draw:text-style-name="P5" draw:layer="layout" draw:line-skew="-0.777cm" svg:x1="28.304cm" svg:y1="5.981cm" svg:x2="36.25cm" svg:y2="11.693cm" draw:start-shape="id26" draw:start-glue-point="1" draw:end-shape="id27" draw:end-glue-point="3" svg:d="M28304 5981h3196v5712h4750" svg:viewBox="0 0 7947 5713">
          <text:p/>
        </draw:connector>
        <draw:connector draw:style-name="gr20" draw:text-style-name="P5" draw:layer="layout" svg:x1="28.25cm" svg:y1="6.769cm" svg:x2="37.973cm" svg:y2="12.481cm" draw:start-shape="id28" draw:start-glue-point="1" draw:end-shape="id29" draw:end-glue-point="3" svg:d="M28250 6769h4862v5712h4861" svg:viewBox="0 0 9724 5713">
          <text:p/>
        </draw:connector>
        <draw:connector draw:style-name="gr17" draw:text-style-name="P5" draw:layer="layout" svg:x1="28.5cm" svg:y1="12.808cm" svg:x2="36.75cm" svg:y2="10.75cm" draw:start-shape="id30" draw:start-glue-point="1" draw:end-shape="id25" draw:end-glue-point="3" svg:d="M28500 12808h4125v-2058h4125" svg:viewBox="0 0 8251 2059">
          <text:p/>
        </draw:connector>
        <draw:connector draw:style-name="gr16" draw:text-style-name="P5" draw:layer="layout" draw:line-skew="-0.75cm" svg:x1="28.25cm" svg:y1="13.731cm" svg:x2="36.25cm" svg:y2="11.693cm" draw:start-shape="id31" draw:start-glue-point="1" draw:end-shape="id27" draw:end-glue-point="3" svg:d="M28250 13731h3250v-2038h4750" svg:viewBox="0 0 8001 2039">
          <text:p/>
        </draw:connector>
        <draw:connector draw:style-name="gr18" draw:text-style-name="P5" draw:layer="layout" draw:line-skew="0.152cm" svg:x1="28.25cm" svg:y1="14.519cm" svg:x2="35.946cm" svg:y2="13.481cm" draw:start-shape="id32" draw:start-glue-point="1" draw:end-shape="id33" draw:end-glue-point="3" svg:d="M28250 14519h4000v-1038h3696" svg:viewBox="0 0 7697 1039">
          <text:p/>
        </draw:connector>
        <draw:connector draw:style-name="gr18" draw:text-style-name="P5" draw:layer="layout" draw:line-skew="0.152cm" svg:x1="28.25cm" svg:y1="15.269cm" svg:x2="35.946cm" svg:y2="13.481cm" draw:start-shape="id34" draw:start-glue-point="1" draw:end-shape="id33" draw:end-glue-point="3" svg:d="M28250 15269h4000v-1788h3696" svg:viewBox="0 0 7697 1789">
          <text:p/>
        </draw:connector>
        <draw:connector draw:style-name="gr18" draw:text-style-name="P5" draw:layer="layout" draw:line-skew="0.152cm" svg:x1="28.25cm" svg:y1="15.981cm" svg:x2="35.946cm" svg:y2="13.481cm" draw:start-shape="id35" draw:start-glue-point="1" draw:end-shape="id33" draw:end-glue-point="3" svg:d="M28250 15981h4000v-2500h3696" svg:viewBox="0 0 7697 2501">
          <text:p/>
        </draw:connector>
        <draw:connector draw:style-name="gr18" draw:text-style-name="P5" draw:layer="layout" draw:line-skew="0.152cm" svg:x1="28.25cm" svg:y1="16.75cm" svg:x2="35.946cm" svg:y2="13.481cm" draw:start-shape="id36" draw:start-glue-point="1" draw:end-shape="id33" draw:end-glue-point="3" svg:d="M28250 16750h4000v-3269h3696" svg:viewBox="0 0 7697 3270">
          <text:p/>
        </draw:connector>
        <draw:connector draw:style-name="gr18" draw:text-style-name="P5" draw:layer="layout" draw:line-skew="0.152cm" svg:x1="28.25cm" svg:y1="17.5cm" svg:x2="35.946cm" svg:y2="13.481cm" draw:start-shape="id37" draw:start-glue-point="1" draw:end-shape="id33" draw:end-glue-point="3" svg:d="M28250 17500h4000v-4019h3696" svg:viewBox="0 0 7697 4020">
          <text:p/>
        </draw:connector>
        <draw:connector draw:style-name="gr18" draw:text-style-name="P5" draw:layer="layout" draw:line-skew="0.027cm" svg:x1="28.5cm" svg:y1="21.5cm" svg:x2="35.946cm" svg:y2="13.481cm" draw:start-shape="id38" draw:start-glue-point="1" draw:end-shape="id33" draw:end-glue-point="3" svg:d="M28500 21500h3750v-8019h3696" svg:viewBox="0 0 7447 8020">
          <text:p/>
        </draw:connector>
        <draw:connector draw:style-name="gr16" draw:text-style-name="P5" draw:layer="layout" draw:line-skew="1.638cm" svg:x1="28.5cm" svg:y1="22.25cm" svg:x2="35.223cm" svg:y2="14.212cm" draw:start-shape="id39" draw:start-glue-point="1" draw:end-shape="id40" draw:end-glue-point="3" svg:d="M28500 22250h5000v-8038h1723" svg:viewBox="0 0 6724 8039">
          <text:p/>
        </draw:connector>
        <draw:connector draw:style-name="gr21" draw:text-style-name="P5" draw:layer="layout" draw:line-skew="2.388cm" svg:x1="28.5cm" svg:y1="23cm" svg:x2="35.223cm" svg:y2="14.962cm" draw:start-shape="id41" draw:start-glue-point="1" draw:end-shape="id42" draw:end-glue-point="3" svg:d="M28500 23000h5750v-8038h973" svg:viewBox="0 0 6724 8039">
          <text:p/>
        </draw:connector>
        <draw:frame draw:style-name="gr22" draw:text-style-name="P2" draw:layer="layout" svg:width="4.905cm" svg:height="0.962cm" svg:x="3.75cm" svg:y="2.25cm">
          <draw:text-box>
            <text:p>Cronometro top</text:p>
          </draw:text-box>
        </draw:frame>
        <draw:frame draw:style-name="gr22" draw:text-style-name="P2" draw:layer="layout" svg:width="2.085cm" svg:height="0.962cm" svg:x="21.75cm" svg:y="4.288cm">
          <draw:text-box>
            <text:p>crono</text:p>
          </draw:text-box>
        </draw:frame>
        <draw:frame draw:style-name="gr23" draw:text-style-name="P2" draw:layer="layout" svg:width="1.84cm" svg:height="0.962cm" svg:x="21.91cm" svg:y="12cm">
          <draw:text-box>
            <text:p>xadc</text:p>
          </draw:text-box>
        </draw:frame>
        <draw:frame draw:style-name="gr22" draw:text-style-name="P2" draw:layer="layout" svg:width="2.437cm" svg:height="0.962cm" svg:x="21.75cm" svg:y="20cm">
          <draw:text-box>
            <text:p>alarma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6-13T20:26:31.757000000</meta:creation-date>
    <dc:date>2021-06-13T20:56:21.072000000</dc:date>
    <meta:editing-duration>PT9M7S</meta:editing-duration>
    <meta:editing-cycles>1</meta:editing-cycles>
    <meta:document-statistic meta:object-count="79"/>
    <meta:generator>LibreOffice/7.1.1.2$Windows_X86_64 LibreOffice_project/fe0b08f4af1bacafe4c7ecc87ce55bb426164676</meta:generator>
  </office:meta>
</office:document-meta>
</file>